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ExecutorTask.getRun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ExecutorTask.setPeriod( long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getTim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ScheduledExecutorTask( Runnable executorTask , long delay , long period , boolean fixed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ExecutorTask.setRunnable( Runnable executor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setTimeUnit( @ Nullable TimeUnit time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setFixedRate( boolean fixed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duledExecutorTask.isFixed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ge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ScheduledExecutorTask( Runnable executorTask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ExecutorTask.setDela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ScheduledExecutorTask( Runnable executor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Task.ScheduledExecuto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edExecutorTask.isOneTim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